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AccessControllerResolv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bleAccessControllerResolver.doResolveAccessController( String webapp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